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88cm" fo:min-width="0.938cm"/>
    </style:style>
    <style:style style:name="gr2" style:family="graphic" style:parent-style-name="objectwithoutfill">
      <style:graphic-properties draw:marker-end="Arrow" draw:marker-end-width="0.3cm" draw:fill="solid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13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032cm" svg:height="2.032cm" svg:x="2.524cm" svg:y="2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445cm" svg:y="1.50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699cm" svg:y="4.68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1.889cm" svg:y="5.44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366cm" svg:y="2.65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4.429cm" svg:y="8.11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9.128cm" svg:y="5.31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75cm" svg:y1="4.048cm" svg:x2="5.953cm" svg:y2="4.937cm">
          <text:p/>
        </draw:line>
        <draw:line draw:style-name="gr2" draw:text-style-name="P2" draw:layer="layout" svg:x1="2.905cm" svg:y1="5.445cm" svg:x2="3.54cm" svg:y2="4.302cm">
          <text:p/>
        </draw:line>
        <draw:line draw:style-name="gr2" draw:text-style-name="P2" draw:layer="layout" svg:x1="3.413cm" svg:y1="7.223cm" svg:x2="4.683cm" svg:y2="8.366cm">
          <text:p/>
        </draw:line>
        <draw:line draw:style-name="gr2" draw:text-style-name="P2" draw:layer="layout" svg:x1="5.699cm" svg:y1="5.699cm" svg:x2="3.921cm" svg:y2="6.461cm">
          <text:p/>
        </draw:line>
        <draw:line draw:style-name="gr2" draw:text-style-name="P2" draw:layer="layout" svg:x1="6.207cm" svg:y1="8.366cm" svg:x2="6.715cm" svg:y2="6.588cm">
          <text:p/>
        </draw:line>
        <draw:line draw:style-name="gr2" draw:text-style-name="P2" draw:layer="layout" svg:x1="4.302cm" svg:y1="2.524cm" svg:x2="5.445cm" svg:y2="2.524cm">
          <text:p/>
        </draw:line>
        <draw:line draw:style-name="gr2" draw:text-style-name="P2" draw:layer="layout" svg:x1="7.35cm" svg:y1="4.937cm" svg:x2="8.747cm" svg:y2="4.429cm">
          <text:p/>
        </draw:line>
        <draw:line draw:style-name="gr2" draw:text-style-name="P2" draw:layer="layout" svg:x1="7.223cm" svg:y1="3.286cm" svg:x2="9.382cm" svg:y2="5.572cm">
          <text:p/>
        </draw:line>
        <draw:line draw:style-name="gr2" draw:text-style-name="P2" draw:layer="layout" svg:x1="8.62cm" svg:y1="2.905cm" svg:x2="7.477cm" svg:y2="2.524cm">
          <text:p/>
        </draw:line>
        <draw:line draw:style-name="gr2" draw:text-style-name="P2" draw:layer="layout" svg:x1="10.144cm" svg:y1="5.191cm" svg:x2="10.144cm" svg:y2="4.429cm">
          <text:p/>
        </draw:line>
        <draw:custom-shape draw:style-name="gr1" draw:text-style-name="P1" draw:layer="layout" svg:width="2.032cm" svg:height="2.032cm" svg:x="7.858cm" svg:y="8.11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77cm" svg:y1="6.461cm" svg:x2="8.112cm" svg:y2="8.366cm">
          <text:p/>
        </draw:line>
        <draw:line draw:style-name="gr2" draw:text-style-name="P2" draw:layer="layout" svg:x1="9.382cm" svg:y1="7.096cm" svg:x2="8.874cm" svg:y2="8.112cm">
          <text:p/>
        </draw:line>
        <draw:frame draw:style-name="gr3" draw:text-style-name="P3" draw:layer="layout" svg:width="6.801cm" svg:height="0.962cm" svg:x="12.938cm" svg:y="4.81cm">
          <draw:text-box>
            <text:p>[A, B, C, D, E, F, G, H]</text:p>
          </draw:text-box>
        </draw:frame>
        <draw:custom-shape draw:style-name="gr1" draw:text-style-name="P1" draw:layer="layout" svg:width="2.032cm" svg:height="2.032cm" svg:x="2.524cm" svg:y="2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445cm" svg:y="1.50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699cm" svg:y="4.68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1.889cm" svg:y="5.44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366cm" svg:y="2.65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4.429cm" svg:y="8.11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9.128cm" svg:y="5.31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175cm" svg:y1="4.048cm" svg:x2="5.953cm" svg:y2="4.937cm">
          <text:p/>
        </draw:line>
        <draw:line draw:style-name="gr2" draw:text-style-name="P2" draw:layer="layout" svg:x1="2.905cm" svg:y1="5.445cm" svg:x2="3.54cm" svg:y2="4.302cm">
          <text:p/>
        </draw:line>
        <draw:line draw:style-name="gr2" draw:text-style-name="P2" draw:layer="layout" svg:x1="3.413cm" svg:y1="7.223cm" svg:x2="4.683cm" svg:y2="8.366cm">
          <text:p/>
        </draw:line>
        <draw:line draw:style-name="gr2" draw:text-style-name="P2" draw:layer="layout" svg:x1="5.699cm" svg:y1="5.699cm" svg:x2="3.921cm" svg:y2="6.461cm">
          <text:p/>
        </draw:line>
        <draw:line draw:style-name="gr2" draw:text-style-name="P2" draw:layer="layout" svg:x1="6.207cm" svg:y1="8.366cm" svg:x2="6.715cm" svg:y2="6.588cm">
          <text:p/>
        </draw:line>
        <draw:line draw:style-name="gr2" draw:text-style-name="P2" draw:layer="layout" svg:x1="4.302cm" svg:y1="2.524cm" svg:x2="5.445cm" svg:y2="2.524cm">
          <text:p/>
        </draw:line>
        <draw:line draw:style-name="gr2" draw:text-style-name="P2" draw:layer="layout" svg:x1="7.35cm" svg:y1="4.937cm" svg:x2="8.747cm" svg:y2="4.429cm">
          <text:p/>
        </draw:line>
        <draw:line draw:style-name="gr2" draw:text-style-name="P2" draw:layer="layout" svg:x1="7.223cm" svg:y1="3.286cm" svg:x2="9.382cm" svg:y2="5.572cm">
          <text:p/>
        </draw:line>
        <draw:line draw:style-name="gr2" draw:text-style-name="P2" draw:layer="layout" svg:x1="8.62cm" svg:y1="2.905cm" svg:x2="7.477cm" svg:y2="2.524cm">
          <text:p/>
        </draw:line>
        <draw:line draw:style-name="gr2" draw:text-style-name="P2" draw:layer="layout" svg:x1="10.144cm" svg:y1="5.191cm" svg:x2="10.144cm" svg:y2="4.429cm">
          <text:p/>
        </draw:line>
        <draw:custom-shape draw:style-name="gr1" draw:text-style-name="P1" draw:layer="layout" svg:width="2.032cm" svg:height="2.032cm" svg:x="7.858cm" svg:y="8.11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477cm" svg:y1="6.461cm" svg:x2="8.112cm" svg:y2="8.366cm">
          <text:p/>
        </draw:line>
        <draw:line draw:style-name="gr2" draw:text-style-name="P2" draw:layer="layout" svg:x1="9.382cm" svg:y1="7.096cm" svg:x2="8.874cm" svg:y2="8.112cm">
          <text:p/>
        </draw:line>
        <draw:frame draw:style-name="gr3" draw:text-style-name="P3" draw:layer="layout" svg:width="6.801cm" svg:height="0.962cm" svg:x="12.938cm" svg:y="4.81cm">
          <draw:text-box>
            <text:p>[A, B, C, D, E, F, G, H]</text:p>
          </draw:text-box>
        </draw:frame>
        <draw:custom-shape draw:style-name="gr1" draw:text-style-name="P1" draw:layer="layout" svg:width="2.032cm" svg:height="2.032cm" svg:x="2.327cm" svg:y="12.684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248cm" svg:y="11.922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502cm" svg:y="15.097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1.692cm" svg:y="15.859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169cm" svg:y="13.065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4.232cm" svg:y="18.52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931cm" svg:y="15.732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78cm" svg:y1="14.462cm" svg:x2="5.756cm" svg:y2="15.351cm">
          <text:p/>
        </draw:line>
        <draw:line draw:style-name="gr2" draw:text-style-name="P2" draw:layer="layout" svg:x1="2.708cm" svg:y1="15.859cm" svg:x2="3.343cm" svg:y2="14.716cm">
          <text:p/>
        </draw:line>
        <draw:line draw:style-name="gr2" draw:text-style-name="P2" draw:layer="layout" svg:x1="3.216cm" svg:y1="17.637cm" svg:x2="4.486cm" svg:y2="18.78cm">
          <text:p/>
        </draw:line>
        <draw:line draw:style-name="gr2" draw:text-style-name="P2" draw:layer="layout" svg:x1="5.502cm" svg:y1="16.113cm" svg:x2="3.724cm" svg:y2="16.875cm">
          <text:p/>
        </draw:line>
        <draw:line draw:style-name="gr2" draw:text-style-name="P2" draw:layer="layout" svg:x1="6.01cm" svg:y1="18.78cm" svg:x2="6.518cm" svg:y2="17.002cm">
          <text:p/>
        </draw:line>
        <draw:line draw:style-name="gr2" draw:text-style-name="P2" draw:layer="layout" svg:x1="4.105cm" svg:y1="12.938cm" svg:x2="5.248cm" svg:y2="12.938cm">
          <text:p/>
        </draw:line>
        <draw:line draw:style-name="gr2" draw:text-style-name="P2" draw:layer="layout" svg:x1="7.153cm" svg:y1="15.351cm" svg:x2="8.55cm" svg:y2="14.843cm">
          <text:p/>
        </draw:line>
        <draw:line draw:style-name="gr2" draw:text-style-name="P2" draw:layer="layout" svg:x1="7.026cm" svg:y1="13.7cm" svg:x2="9.185cm" svg:y2="15.986cm">
          <text:p/>
        </draw:line>
        <draw:line draw:style-name="gr2" draw:text-style-name="P2" draw:layer="layout" svg:x1="8.423cm" svg:y1="13.319cm" svg:x2="7.28cm" svg:y2="12.938cm">
          <text:p/>
        </draw:line>
        <draw:line draw:style-name="gr2" draw:text-style-name="P2" draw:layer="layout" svg:x1="9.947cm" svg:y1="15.605cm" svg:x2="9.947cm" svg:y2="14.843cm">
          <text:p/>
        </draw:line>
        <draw:custom-shape draw:style-name="gr1" draw:text-style-name="P1" draw:layer="layout" svg:width="2.032cm" svg:height="2.032cm" svg:x="7.661cm" svg:y="18.526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8cm" svg:y1="16.875cm" svg:x2="7.915cm" svg:y2="18.78cm">
          <text:p/>
        </draw:line>
        <draw:line draw:style-name="gr2" draw:text-style-name="P2" draw:layer="layout" svg:x1="9.185cm" svg:y1="17.51cm" svg:x2="8.677cm" svg:y2="18.526cm">
          <text:p/>
        </draw:line>
        <draw:custom-shape draw:style-name="gr1" draw:text-style-name="P1" draw:layer="layout" svg:width="2.032cm" svg:height="2.032cm" svg:x="2.327cm" svg:y="12.684cm">
          <text:p text:style-name="P1">A<text:line-break/>1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248cm" svg:y="11.922cm">
          <text:p text:style-name="P1">E<text:line-break/>8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5.502cm" svg:y="15.097cm">
          <text:p text:style-name="P1">C<text:line-break/>2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1.692cm" svg:y="15.859cm">
          <text:p text:style-name="P1">B<text:line-break/>3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169cm" svg:y="13.065cm">
          <text:p text:style-name="P1">F<text:line-break/>7/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4.232cm" svg:y="18.526cm">
          <text:p text:style-name="P1">D<text:line-break/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8.931cm" svg:y="15.732cm">
          <text:p text:style-name="P1">G<text:line-break/>9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.978cm" svg:y1="14.462cm" svg:x2="5.756cm" svg:y2="15.351cm">
          <text:p/>
        </draw:line>
        <draw:line draw:style-name="gr2" draw:text-style-name="P2" draw:layer="layout" svg:x1="2.708cm" svg:y1="15.859cm" svg:x2="3.343cm" svg:y2="14.716cm">
          <text:p/>
        </draw:line>
        <draw:line draw:style-name="gr2" draw:text-style-name="P2" draw:layer="layout" svg:x1="3.216cm" svg:y1="17.637cm" svg:x2="4.486cm" svg:y2="18.78cm">
          <text:p/>
        </draw:line>
        <draw:line draw:style-name="gr2" draw:text-style-name="P2" draw:layer="layout" svg:x1="5.502cm" svg:y1="16.113cm" svg:x2="3.724cm" svg:y2="16.875cm">
          <text:p/>
        </draw:line>
        <draw:line draw:style-name="gr2" draw:text-style-name="P2" draw:layer="layout" svg:x1="6.01cm" svg:y1="18.78cm" svg:x2="6.518cm" svg:y2="17.002cm">
          <text:p/>
        </draw:line>
        <draw:line draw:style-name="gr2" draw:text-style-name="P2" draw:layer="layout" svg:x1="4.105cm" svg:y1="12.938cm" svg:x2="5.248cm" svg:y2="12.938cm">
          <text:p/>
        </draw:line>
        <draw:line draw:style-name="gr2" draw:text-style-name="P2" draw:layer="layout" svg:x1="7.153cm" svg:y1="15.351cm" svg:x2="8.55cm" svg:y2="14.843cm">
          <text:p/>
        </draw:line>
        <draw:line draw:style-name="gr2" draw:text-style-name="P2" draw:layer="layout" svg:x1="7.026cm" svg:y1="13.7cm" svg:x2="9.185cm" svg:y2="15.986cm">
          <text:p/>
        </draw:line>
        <draw:line draw:style-name="gr2" draw:text-style-name="P2" draw:layer="layout" svg:x1="8.423cm" svg:y1="13.319cm" svg:x2="7.28cm" svg:y2="12.938cm">
          <text:p/>
        </draw:line>
        <draw:line draw:style-name="gr2" draw:text-style-name="P2" draw:layer="layout" svg:x1="9.947cm" svg:y1="15.605cm" svg:x2="9.947cm" svg:y2="14.843cm">
          <text:p/>
        </draw:line>
        <draw:custom-shape draw:style-name="gr1" draw:text-style-name="P1" draw:layer="layout" svg:width="2.032cm" svg:height="2.032cm" svg:x="7.661cm" svg:y="18.526cm">
          <text:p text:style-name="P1">H<text:line-break/>10/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7.28cm" svg:y1="16.875cm" svg:x2="7.915cm" svg:y2="18.78cm">
          <text:p/>
        </draw:line>
        <draw:line draw:style-name="gr2" draw:text-style-name="P2" draw:layer="layout" svg:x1="9.185cm" svg:y1="17.51cm" svg:x2="8.677cm" svg:y2="18.526cm">
          <text:p/>
        </draw:line>
        <draw:frame draw:style-name="gr3" draw:text-style-name="P3" draw:layer="layout" svg:width="5.472cm" svg:height="0.962cm" svg:x="12.741cm" svg:y="15.224cm">
          <draw:text-box>
            <text:p>Depth first search</text:p>
          </draw:text-box>
        </draw:frame>
        <draw:custom-shape draw:style-name="gr1" draw:text-style-name="P1" draw:layer="layout" svg:width="2.032cm" svg:height="2.032cm" svg:x="5.572cm" svg:y="22.844cm">
          <text:p text:style-name="P1">A<text:line-break/>1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4.048cm" svg:y="25.765cm">
          <text:p text:style-name="P1">C<text:line-break/>2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.27cm" svg:y="28.813cm">
          <text:p text:style-name="P1">B<text:line-break/>3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1.508cm" svg:y="32.369cm">
          <text:p text:style-name="P1">D<text:line-break/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6.461cm" svg:y="28.813cm">
          <text:p text:style-name="P1">F<text:line-break/>7/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6.588cm" svg:y="32.369cm">
          <text:p text:style-name="P1">E<text:line-break/>8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6.588cm" svg:y="35.925cm">
          <text:p text:style-name="P1">G<text:line-break/>9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6.588cm" svg:y="38.973cm">
          <text:p text:style-name="P1">H<text:line-break/>10/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5.826cm" svg:y1="24.495cm" svg:x2="4.937cm" svg:y2="25.765cm">
          <text:p/>
        </draw:line>
        <draw:line draw:style-name="gr2" draw:text-style-name="P2" draw:layer="layout" svg:x1="4.429cm" svg:y1="27.416cm" svg:x2="3.286cm" svg:y2="28.813cm">
          <text:p/>
        </draw:line>
        <draw:line draw:style-name="gr2" draw:text-style-name="P2" draw:layer="layout" svg:x1="2.651cm" svg:y1="30.591cm" svg:x2="2.524cm" svg:y2="32.369cm">
          <text:p/>
        </draw:line>
        <draw:line draw:style-name="gr2" draw:text-style-name="P2" draw:layer="layout" svg:x1="5.953cm" svg:y1="26.781cm" svg:x2="7.477cm" svg:y2="28.813cm">
          <text:p/>
        </draw:line>
        <draw:line draw:style-name="gr2" draw:text-style-name="P2" draw:layer="layout" svg:x1="7.477cm" svg:y1="30.845cm" svg:x2="7.604cm" svg:y2="32.242cm">
          <text:p/>
        </draw:line>
        <draw:line draw:style-name="gr2" draw:text-style-name="P2" draw:layer="layout" svg:x1="7.604cm" svg:y1="34.401cm" svg:x2="7.604cm" svg:y2="35.798cm">
          <text:p/>
        </draw:line>
        <draw:line draw:style-name="gr2" draw:text-style-name="P2" draw:layer="layout" svg:x1="7.731cm" svg:y1="37.957cm" svg:x2="7.731cm" svg:y2="38.973cm">
          <text:p/>
        </draw:line>
        <draw:frame draw:style-name="gr4" draw:text-style-name="P3" draw:layer="layout" svg:width="7.493cm" svg:height="5.939cm" svg:x="12.049cm" svg:y="28.813cm">
          <draw:text-box>
            <text:p>With the finish time, we can figure out all basic starting steps on the top, <text:s/>all resulting steps on the bottom. When branching, the order of branching based on the original order of vertices.</text:p>
          </draw:text-box>
        </draw:frame>
        <draw:custom-shape draw:style-name="gr1" draw:text-style-name="P1" draw:layer="layout" svg:width="2.032cm" svg:height="2.032cm" svg:x="23.86cm" svg:y="2.143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781cm" svg:y="1.381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7.035cm" svg:y="4.556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3.225cm" svg:y="5.318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702cm" svg:y="2.524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5.765cm" svg:y="7.985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0.464cm" svg:y="5.191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7.289cm" svg:y1="4.809cm" svg:x2="25.511cm" svg:y2="3.92cm">
          <text:p/>
        </draw:line>
        <draw:line draw:style-name="gr2" draw:text-style-name="P2" draw:layer="layout" svg:x1="24.875cm" svg:y1="4.174cm" svg:x2="24.24cm" svg:y2="5.317cm">
          <text:p/>
        </draw:line>
        <draw:line draw:style-name="gr2" draw:text-style-name="P2" draw:layer="layout" svg:x1="26.019cm" svg:y1="8.238cm" svg:x2="24.749cm" svg:y2="7.095cm">
          <text:p/>
        </draw:line>
        <draw:line draw:style-name="gr2" draw:text-style-name="P2" draw:layer="layout" svg:x1="25.257cm" svg:y1="6.334cm" svg:x2="27.035cm" svg:y2="5.572cm">
          <text:p/>
        </draw:line>
        <draw:line draw:style-name="gr2" draw:text-style-name="P2" draw:layer="layout" svg:x1="28.051cm" svg:y1="6.461cm" svg:x2="27.543cm" svg:y2="8.239cm">
          <text:p/>
        </draw:line>
        <draw:line draw:style-name="gr2" draw:text-style-name="P2" draw:layer="layout" svg:x1="26.78cm" svg:y1="2.397cm" svg:x2="25.637cm" svg:y2="2.397cm">
          <text:p/>
        </draw:line>
        <draw:line draw:style-name="gr2" draw:text-style-name="P2" draw:layer="layout" svg:x1="30.082cm" svg:y1="4.302cm" svg:x2="28.685cm" svg:y2="4.81cm">
          <text:p/>
        </draw:line>
        <draw:line draw:style-name="gr2" draw:text-style-name="P2" draw:layer="layout" svg:x1="30.717cm" svg:y1="5.445cm" svg:x2="28.558cm" svg:y2="3.159cm">
          <text:p/>
        </draw:line>
        <draw:line draw:style-name="gr2" draw:text-style-name="P2" draw:layer="layout" svg:x1="28.812cm" svg:y1="2.396cm" svg:x2="29.955cm" svg:y2="2.777cm">
          <text:p/>
        </draw:line>
        <draw:line draw:style-name="gr2" draw:text-style-name="P2" draw:layer="layout" svg:x1="31.48cm" svg:y1="4.302cm" svg:x2="31.48cm" svg:y2="5.064cm">
          <text:p/>
        </draw:line>
        <draw:custom-shape draw:style-name="gr1" draw:text-style-name="P1" draw:layer="layout" svg:width="2.032cm" svg:height="2.032cm" svg:x="29.194cm" svg:y="7.985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9.447cm" svg:y1="8.238cm" svg:x2="28.812cm" svg:y2="6.333cm">
          <text:p/>
        </draw:line>
        <draw:line draw:style-name="gr2" draw:text-style-name="P2" draw:layer="layout" svg:x1="30.21cm" svg:y1="7.985cm" svg:x2="30.718cm" svg:y2="6.969cm">
          <text:p/>
        </draw:line>
        <draw:custom-shape draw:style-name="gr1" draw:text-style-name="P1" draw:layer="layout" svg:width="2.032cm" svg:height="2.032cm" svg:x="23.86cm" svg:y="2.143cm">
          <text:p text:style-name="P1">A<text:line-break/>1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781cm" svg:y="1.381cm">
          <text:p text:style-name="P1">E<text:line-break/>8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7.035cm" svg:y="4.556cm">
          <text:p text:style-name="P1">C<text:line-break/>2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3.225cm" svg:y="5.318cm">
          <text:p text:style-name="P1">B<text:line-break/>3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702cm" svg:y="2.524cm">
          <text:p text:style-name="P1">F<text:line-break/>7/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5.765cm" svg:y="7.985cm">
          <text:p text:style-name="P1">D<text:line-break/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0.464cm" svg:y="5.191cm">
          <text:p text:style-name="P1">G<text:line-break/>9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194cm" svg:y="7.985cm">
          <text:p text:style-name="P1">H<text:line-break/>10/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5.912cm" svg:height="1.673cm" svg:x="34.274cm" svg:y="4.683cm">
          <draw:text-box>
            <text:p>Transpose graph</text:p>
            <text:p>[ A C F E G H B D ]</text:p>
          </draw:text-box>
        </draw:frame>
        <draw:custom-shape draw:style-name="gr1" draw:text-style-name="P1" draw:layer="layout" svg:width="2.032cm" svg:height="2.032cm" svg:x="23.479cm" svg:y="13.065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4cm" svg:y="12.303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654cm" svg:y="15.478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2.844cm" svg:y="16.24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321cm" svg:y="13.44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5.384cm" svg:y="18.907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0.083cm" svg:y="16.113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6.908cm" svg:y1="15.731cm" svg:x2="25.13cm" svg:y2="14.842cm">
          <text:p/>
        </draw:line>
        <draw:line draw:style-name="gr2" draw:text-style-name="P2" draw:layer="layout" svg:x1="24.494cm" svg:y1="15.096cm" svg:x2="23.859cm" svg:y2="16.239cm">
          <text:p/>
        </draw:line>
        <draw:line draw:style-name="gr2" draw:text-style-name="P2" draw:layer="layout" svg:x1="25.638cm" svg:y1="19.16cm" svg:x2="24.368cm" svg:y2="18.017cm">
          <text:p/>
        </draw:line>
        <draw:line draw:style-name="gr2" draw:text-style-name="P2" draw:layer="layout" svg:x1="24.876cm" svg:y1="17.256cm" svg:x2="26.654cm" svg:y2="16.494cm">
          <text:p/>
        </draw:line>
        <draw:line draw:style-name="gr2" draw:text-style-name="P2" draw:layer="layout" svg:x1="27.67cm" svg:y1="17.383cm" svg:x2="27.162cm" svg:y2="19.161cm">
          <text:p/>
        </draw:line>
        <draw:line draw:style-name="gr2" draw:text-style-name="P2" draw:layer="layout" svg:x1="26.399cm" svg:y1="13.319cm" svg:x2="25.256cm" svg:y2="13.319cm">
          <text:p/>
        </draw:line>
        <draw:line draw:style-name="gr2" draw:text-style-name="P2" draw:layer="layout" svg:x1="29.701cm" svg:y1="15.224cm" svg:x2="28.304cm" svg:y2="15.732cm">
          <text:p/>
        </draw:line>
        <draw:line draw:style-name="gr2" draw:text-style-name="P2" draw:layer="layout" svg:x1="30.336cm" svg:y1="16.367cm" svg:x2="28.177cm" svg:y2="14.081cm">
          <text:p/>
        </draw:line>
        <draw:line draw:style-name="gr2" draw:text-style-name="P2" draw:layer="layout" svg:x1="28.431cm" svg:y1="13.318cm" svg:x2="29.574cm" svg:y2="13.699cm">
          <text:p/>
        </draw:line>
        <draw:line draw:style-name="gr2" draw:text-style-name="P2" draw:layer="layout" svg:x1="31.099cm" svg:y1="15.224cm" svg:x2="31.099cm" svg:y2="15.986cm">
          <text:p/>
        </draw:line>
        <draw:custom-shape draw:style-name="gr1" draw:text-style-name="P1" draw:layer="layout" svg:width="2.032cm" svg:height="2.032cm" svg:x="28.813cm" svg:y="18.907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9.066cm" svg:y1="19.16cm" svg:x2="28.431cm" svg:y2="17.255cm">
          <text:p/>
        </draw:line>
        <draw:line draw:style-name="gr2" draw:text-style-name="P2" draw:layer="layout" svg:x1="29.829cm" svg:y1="18.907cm" svg:x2="30.337cm" svg:y2="17.891cm">
          <text:p/>
        </draw:line>
        <draw:custom-shape draw:style-name="gr1" draw:text-style-name="P1" draw:layer="layout" svg:width="2.032cm" svg:height="2.032cm" svg:x="23.479cm" svg:y="13.065cm">
          <text:p text:style-name="P1">A<text:line-break/>1/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4cm" svg:y="12.303cm">
          <text:p text:style-name="P1">E<text:line-break/>11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6.654cm" svg:y="15.478cm">
          <text:p text:style-name="P1">C<text:line-break/>3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2.844cm" svg:y="16.24cm">
          <text:p text:style-name="P1">B<text:line-break/>2/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321cm" svg:y="13.446cm">
          <text:p text:style-name="P1">F<text:line-break/>9/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5.384cm" svg:y="18.907cm">
          <text:p text:style-name="P1">D<text:line-break/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0.083cm" svg:y="16.113cm">
          <text:p text:style-name="P1">G<text:line-break/>10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8.813cm" svg:y="18.907cm">
          <text:p text:style-name="P1">H<text:line-break/>15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5.842cm" svg:height="3.095cm" svg:x="33.893cm" svg:y="15.605cm">
          <draw:text-box>
            <text:p>Depth first search</text:p>
          </draw:text-box>
        </draw:frame>
        <draw:custom-shape draw:style-name="gr1" draw:text-style-name="P1" draw:layer="layout" svg:width="2.032cm" svg:height="2.032cm" svg:x="25.765cm" svg:y="23.098cm">
          <text:p text:style-name="P1">A<text:line-break/>1/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4.622cm" svg:y="26.781cm">
          <text:p text:style-name="P1">B<text:line-break/>2/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4.749cm" svg:y="30.718cm">
          <text:p text:style-name="P1">C<text:line-break/>3/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5.003cm" svg:y="34.401cm">
          <text:p text:style-name="P1">D<text:line-break/>4/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26.146cm" svg:y1="25.003cm" svg:x2="25.638cm" svg:y2="26.654cm">
          <text:p/>
        </draw:line>
        <draw:line draw:style-name="gr2" draw:text-style-name="P2" draw:layer="layout" svg:x1="25.511cm" svg:y1="28.813cm" svg:x2="25.765cm" svg:y2="30.845cm">
          <text:p/>
        </draw:line>
        <draw:line draw:style-name="gr2" draw:text-style-name="P2" draw:layer="layout" svg:x1="25.765cm" svg:y1="32.623cm" svg:x2="26.019cm" svg:y2="34.401cm">
          <text:p/>
        </draw:line>
        <draw:custom-shape draw:style-name="gr1" draw:text-style-name="P1" draw:layer="layout" svg:width="2.032cm" svg:height="2.032cm" svg:x="30.464cm" svg:y="23.479cm">
          <text:p text:style-name="P1">E<text:line-break/>11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29.829cm" svg:y="26.781cm">
          <text:p text:style-name="P1">F<text:line-break/>9/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0.845cm" svg:y="30.464cm">
          <text:p text:style-name="P1">G<text:line-break/>10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35.163cm" svg:y="23.352cm">
          <text:p text:style-name="P1">H<text:line-break/>15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31.48cm" svg:y1="25.511cm" svg:x2="30.845cm" svg:y2="26.781cm">
          <text:p/>
        </draw:line>
        <draw:line draw:style-name="gr2" draw:text-style-name="P2" draw:layer="layout" svg:x1="30.718cm" svg:y1="28.813cm" svg:x2="31.861cm" svg:y2="30.591cm">
          <text:p/>
        </draw:line>
        <draw:custom-shape draw:style-name="gr1" draw:text-style-name="P1" draw:layer="layout" svg:width="2.032cm" svg:height="2.032cm" svg:x="-18.304cm" svg:y="2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383cm" svg:y="1.50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129cm" svg:y="4.68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8.939cm" svg:y="5.44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2.462cm" svg:y="2.65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6.399cm" svg:y="8.11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1.7cm" svg:y="5.31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6.653cm" svg:y1="4.048cm" svg:x2="-14.875cm" svg:y2="4.937cm">
          <text:p/>
        </draw:line>
        <draw:line draw:style-name="gr2" draw:text-style-name="P2" draw:layer="layout" svg:x1="-17.923cm" svg:y1="5.445cm" svg:x2="-17.288cm" svg:y2="4.302cm">
          <text:p/>
        </draw:line>
        <draw:line draw:style-name="gr2" draw:text-style-name="P2" draw:layer="layout" svg:x1="-17.415cm" svg:y1="7.223cm" svg:x2="-16.145cm" svg:y2="8.366cm">
          <text:p/>
        </draw:line>
        <draw:line draw:style-name="gr2" draw:text-style-name="P2" draw:layer="layout" svg:x1="-15.129cm" svg:y1="5.699cm" svg:x2="-16.907cm" svg:y2="6.461cm">
          <text:p/>
        </draw:line>
        <draw:line draw:style-name="gr2" draw:text-style-name="P2" draw:layer="layout" svg:x1="-14.621cm" svg:y1="8.366cm" svg:x2="-14.113cm" svg:y2="6.588cm">
          <text:p/>
        </draw:line>
        <draw:line draw:style-name="gr2" draw:text-style-name="P2" draw:layer="layout" svg:x1="-16.526cm" svg:y1="2.524cm" svg:x2="-15.383cm" svg:y2="2.524cm">
          <text:p/>
        </draw:line>
        <draw:line draw:style-name="gr2" draw:text-style-name="P2" draw:layer="layout" svg:x1="-13.478cm" svg:y1="4.937cm" svg:x2="-12.081cm" svg:y2="4.429cm">
          <text:p/>
        </draw:line>
        <draw:line draw:style-name="gr2" draw:text-style-name="P2" draw:layer="layout" svg:x1="-13.605cm" svg:y1="3.286cm" svg:x2="-11.446cm" svg:y2="5.572cm">
          <text:p/>
        </draw:line>
        <draw:line draw:style-name="gr2" draw:text-style-name="P2" draw:layer="layout" svg:x1="-12.208cm" svg:y1="2.905cm" svg:x2="-13.351cm" svg:y2="2.524cm">
          <text:p/>
        </draw:line>
        <draw:line draw:style-name="gr2" draw:text-style-name="P2" draw:layer="layout" svg:x1="-10.684cm" svg:y1="5.191cm" svg:x2="-10.684cm" svg:y2="4.429cm">
          <text:p/>
        </draw:line>
        <draw:custom-shape draw:style-name="gr1" draw:text-style-name="P1" draw:layer="layout" svg:width="2.032cm" svg:height="2.032cm" svg:x="-12.97cm" svg:y="8.11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3.351cm" svg:y1="6.461cm" svg:x2="-12.716cm" svg:y2="8.366cm">
          <text:p/>
        </draw:line>
        <draw:line draw:style-name="gr2" draw:text-style-name="P2" draw:layer="layout" svg:x1="-11.446cm" svg:y1="7.096cm" svg:x2="-11.954cm" svg:y2="8.112cm">
          <text:p/>
        </draw:line>
        <draw:frame draw:style-name="gr3" draw:text-style-name="P3" draw:layer="layout" svg:width="6.763cm" svg:height="0.962cm" svg:x="-7.89cm" svg:y="4.81cm">
          <draw:text-box>
            <text:p>[B, C, D, A, E, F, G, H]</text:p>
          </draw:text-box>
        </draw:frame>
        <draw:custom-shape draw:style-name="gr1" draw:text-style-name="P1" draw:layer="layout" svg:width="2.032cm" svg:height="2.032cm" svg:x="-18.304cm" svg:y="2.27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383cm" svg:y="1.50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129cm" svg:y="4.683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8.939cm" svg:y="5.445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2.462cm" svg:y="2.651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6.399cm" svg:y="8.112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1.7cm" svg:y="5.318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6.653cm" svg:y1="4.048cm" svg:x2="-14.875cm" svg:y2="4.937cm">
          <text:p/>
        </draw:line>
        <draw:line draw:style-name="gr2" draw:text-style-name="P2" draw:layer="layout" svg:x1="-17.923cm" svg:y1="5.445cm" svg:x2="-17.288cm" svg:y2="4.302cm">
          <text:p/>
        </draw:line>
        <draw:line draw:style-name="gr2" draw:text-style-name="P2" draw:layer="layout" svg:x1="-17.415cm" svg:y1="7.223cm" svg:x2="-16.145cm" svg:y2="8.366cm">
          <text:p/>
        </draw:line>
        <draw:line draw:style-name="gr2" draw:text-style-name="P2" draw:layer="layout" svg:x1="-15.129cm" svg:y1="5.699cm" svg:x2="-16.907cm" svg:y2="6.461cm">
          <text:p/>
        </draw:line>
        <draw:line draw:style-name="gr2" draw:text-style-name="P2" draw:layer="layout" svg:x1="-14.621cm" svg:y1="8.366cm" svg:x2="-14.113cm" svg:y2="6.588cm">
          <text:p/>
        </draw:line>
        <draw:line draw:style-name="gr2" draw:text-style-name="P2" draw:layer="layout" svg:x1="-16.526cm" svg:y1="2.524cm" svg:x2="-15.383cm" svg:y2="2.524cm">
          <text:p/>
        </draw:line>
        <draw:line draw:style-name="gr2" draw:text-style-name="P2" draw:layer="layout" svg:x1="-13.478cm" svg:y1="4.937cm" svg:x2="-12.081cm" svg:y2="4.429cm">
          <text:p/>
        </draw:line>
        <draw:line draw:style-name="gr2" draw:text-style-name="P2" draw:layer="layout" svg:x1="-13.605cm" svg:y1="3.286cm" svg:x2="-11.446cm" svg:y2="5.572cm">
          <text:p/>
        </draw:line>
        <draw:line draw:style-name="gr2" draw:text-style-name="P2" draw:layer="layout" svg:x1="-12.208cm" svg:y1="2.905cm" svg:x2="-13.351cm" svg:y2="2.524cm">
          <text:p/>
        </draw:line>
        <draw:line draw:style-name="gr2" draw:text-style-name="P2" draw:layer="layout" svg:x1="-10.684cm" svg:y1="5.191cm" svg:x2="-10.684cm" svg:y2="4.429cm">
          <text:p/>
        </draw:line>
        <draw:custom-shape draw:style-name="gr1" draw:text-style-name="P1" draw:layer="layout" svg:width="2.032cm" svg:height="2.032cm" svg:x="-12.97cm" svg:y="8.112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3.351cm" svg:y1="6.461cm" svg:x2="-12.716cm" svg:y2="8.366cm">
          <text:p/>
        </draw:line>
        <draw:line draw:style-name="gr2" draw:text-style-name="P2" draw:layer="layout" svg:x1="-11.446cm" svg:y1="7.096cm" svg:x2="-11.954cm" svg:y2="8.112cm">
          <text:p/>
        </draw:line>
        <draw:custom-shape draw:style-name="gr1" draw:text-style-name="P1" draw:layer="layout" svg:width="2.032cm" svg:height="2.032cm" svg:x="-18.569cm" svg:y="13.446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648cm" svg:y="12.684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394cm" svg:y="15.859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9.204cm" svg:y="16.62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2.727cm" svg:y="13.827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6.664cm" svg:y="19.288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1.965cm" svg:y="16.494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6.918cm" svg:y1="15.224cm" svg:x2="-15.14cm" svg:y2="16.113cm">
          <text:p/>
        </draw:line>
        <draw:line draw:style-name="gr2" draw:text-style-name="P2" draw:layer="layout" svg:x1="-18.188cm" svg:y1="16.621cm" svg:x2="-17.553cm" svg:y2="15.478cm">
          <text:p/>
        </draw:line>
        <draw:line draw:style-name="gr2" draw:text-style-name="P2" draw:layer="layout" svg:x1="-17.68cm" svg:y1="18.399cm" svg:x2="-16.41cm" svg:y2="19.542cm">
          <text:p/>
        </draw:line>
        <draw:line draw:style-name="gr2" draw:text-style-name="P2" draw:layer="layout" svg:x1="-15.394cm" svg:y1="16.875cm" svg:x2="-17.172cm" svg:y2="17.637cm">
          <text:p/>
        </draw:line>
        <draw:line draw:style-name="gr2" draw:text-style-name="P2" draw:layer="layout" svg:x1="-14.886cm" svg:y1="19.542cm" svg:x2="-14.378cm" svg:y2="17.764cm">
          <text:p/>
        </draw:line>
        <draw:line draw:style-name="gr2" draw:text-style-name="P2" draw:layer="layout" svg:x1="-16.791cm" svg:y1="13.7cm" svg:x2="-15.648cm" svg:y2="13.7cm">
          <text:p/>
        </draw:line>
        <draw:line draw:style-name="gr2" draw:text-style-name="P2" draw:layer="layout" svg:x1="-13.743cm" svg:y1="16.113cm" svg:x2="-12.346cm" svg:y2="15.605cm">
          <text:p/>
        </draw:line>
        <draw:line draw:style-name="gr2" draw:text-style-name="P2" draw:layer="layout" svg:x1="-13.87cm" svg:y1="14.462cm" svg:x2="-11.711cm" svg:y2="16.748cm">
          <text:p/>
        </draw:line>
        <draw:line draw:style-name="gr2" draw:text-style-name="P2" draw:layer="layout" svg:x1="-12.473cm" svg:y1="14.081cm" svg:x2="-13.616cm" svg:y2="13.7cm">
          <text:p/>
        </draw:line>
        <draw:line draw:style-name="gr2" draw:text-style-name="P2" draw:layer="layout" svg:x1="-10.949cm" svg:y1="16.367cm" svg:x2="-10.949cm" svg:y2="15.605cm">
          <text:p/>
        </draw:line>
        <draw:custom-shape draw:style-name="gr1" draw:text-style-name="P1" draw:layer="layout" svg:width="2.032cm" svg:height="2.032cm" svg:x="-13.235cm" svg:y="19.288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3.616cm" svg:y1="17.637cm" svg:x2="-12.981cm" svg:y2="19.542cm">
          <text:p/>
        </draw:line>
        <draw:line draw:style-name="gr2" draw:text-style-name="P2" draw:layer="layout" svg:x1="-11.711cm" svg:y1="18.272cm" svg:x2="-12.219cm" svg:y2="19.288cm">
          <text:p/>
        </draw:line>
        <draw:custom-shape draw:style-name="gr1" draw:text-style-name="P1" draw:layer="layout" svg:width="2.032cm" svg:height="2.032cm" svg:x="-18.569cm" svg:y="13.446cm">
          <text:p text:style-name="P1">A<text:line-break/>14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648cm" svg:y="12.684cm">
          <text:p text:style-name="P1">E<text:line-break/>5/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5.394cm" svg:y="15.859cm">
          <text:p text:style-name="P1">C<text:line-break/>3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9.204cm" svg:y="16.621cm">
          <text:p text:style-name="P1">B<text:line-break/>1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2.727cm" svg:y="13.827cm">
          <text:p text:style-name="P1">F<text:line-break/>4/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6.664cm" svg:y="19.288cm">
          <text:p text:style-name="P1">D<text:line-break/>2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1.965cm" svg:y="16.494cm">
          <text:p text:style-name="P1">G<text:line-break/>6/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6.918cm" svg:y1="15.224cm" svg:x2="-15.14cm" svg:y2="16.113cm">
          <text:p/>
        </draw:line>
        <draw:line draw:style-name="gr2" draw:text-style-name="P2" draw:layer="layout" svg:x1="-18.188cm" svg:y1="16.621cm" svg:x2="-17.553cm" svg:y2="15.478cm">
          <text:p/>
        </draw:line>
        <draw:line draw:style-name="gr2" draw:text-style-name="P2" draw:layer="layout" svg:x1="-17.68cm" svg:y1="18.399cm" svg:x2="-16.41cm" svg:y2="19.542cm">
          <text:p/>
        </draw:line>
        <draw:line draw:style-name="gr2" draw:text-style-name="P2" draw:layer="layout" svg:x1="-15.394cm" svg:y1="16.875cm" svg:x2="-17.172cm" svg:y2="17.637cm">
          <text:p/>
        </draw:line>
        <draw:line draw:style-name="gr2" draw:text-style-name="P2" draw:layer="layout" svg:x1="-14.886cm" svg:y1="19.542cm" svg:x2="-14.378cm" svg:y2="17.764cm">
          <text:p/>
        </draw:line>
        <draw:line draw:style-name="gr2" draw:text-style-name="P2" draw:layer="layout" svg:x1="-16.791cm" svg:y1="13.7cm" svg:x2="-15.648cm" svg:y2="13.7cm">
          <text:p/>
        </draw:line>
        <draw:line draw:style-name="gr2" draw:text-style-name="P2" draw:layer="layout" svg:x1="-13.743cm" svg:y1="16.113cm" svg:x2="-12.346cm" svg:y2="15.605cm">
          <text:p/>
        </draw:line>
        <draw:line draw:style-name="gr2" draw:text-style-name="P2" draw:layer="layout" svg:x1="-13.87cm" svg:y1="14.462cm" svg:x2="-11.711cm" svg:y2="16.748cm">
          <text:p/>
        </draw:line>
        <draw:line draw:style-name="gr2" draw:text-style-name="P2" draw:layer="layout" svg:x1="-12.473cm" svg:y1="14.081cm" svg:x2="-13.616cm" svg:y2="13.7cm">
          <text:p/>
        </draw:line>
        <draw:line draw:style-name="gr2" draw:text-style-name="P2" draw:layer="layout" svg:x1="-10.949cm" svg:y1="16.367cm" svg:x2="-10.949cm" svg:y2="15.605cm">
          <text:p/>
        </draw:line>
        <draw:custom-shape draw:style-name="gr1" draw:text-style-name="P1" draw:layer="layout" svg:width="2.032cm" svg:height="2.032cm" svg:x="-13.235cm" svg:y="19.288cm">
          <text:p text:style-name="P1">H<text:line-break/>7/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3.616cm" svg:y1="17.637cm" svg:x2="-12.981cm" svg:y2="19.542cm">
          <text:p/>
        </draw:line>
        <draw:line draw:style-name="gr2" draw:text-style-name="P2" draw:layer="layout" svg:x1="-11.711cm" svg:y1="18.272cm" svg:x2="-12.219cm" svg:y2="19.288cm">
          <text:p/>
        </draw:line>
        <draw:frame draw:style-name="gr3" draw:text-style-name="P3" draw:layer="layout" svg:width="5.472cm" svg:height="0.962cm" svg:x="-8.155cm" svg:y="15.986cm">
          <draw:text-box>
            <text:p>Depth first search</text:p>
          </draw:text-box>
        </draw:frame>
        <draw:custom-shape draw:style-name="gr1" draw:text-style-name="P1" draw:layer="layout" svg:width="2.032cm" svg:height="2.032cm" svg:x="-15.383cm" svg:y="24.114cm">
          <text:p text:style-name="P1">B<text:line-break/>1/1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7.161cm" svg:y="26.527cm">
          <text:p text:style-name="P1">A<text:line-break/>14/1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3.351cm" svg:y="26.527cm">
          <text:p text:style-name="P1">D<text:line-break/>2/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3.097cm" svg:y="29.194cm">
          <text:p text:style-name="P1">C<text:line-break/>3/1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2.97cm" svg:y="31.734cm">
          <text:p text:style-name="P1">F<text:line-break/>4/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3.097cm" svg:y="34.274cm">
          <text:p text:style-name="P1">E<text:line-break/>5/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3.097cm" svg:y="36.814cm">
          <text:p text:style-name="P1">G<text:line-break/>6/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2cm" svg:height="2.032cm" svg:x="-13.097cm" svg:y="39.227cm">
          <text:p text:style-name="P1">H<text:line-break/>7/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-15.129cm" svg:y1="25.892cm" svg:x2="-15.637cm" svg:y2="26.654cm">
          <text:p/>
        </draw:line>
        <draw:line draw:style-name="gr2" draw:text-style-name="P2" draw:layer="layout" svg:x1="-13.478cm" svg:y1="25.892cm" svg:x2="-12.843cm" svg:y2="26.527cm">
          <text:p/>
        </draw:line>
        <draw:line draw:style-name="gr2" draw:text-style-name="P2" draw:layer="layout" svg:x1="-12.208cm" svg:y1="28.559cm" svg:x2="-12.081cm" svg:y2="29.194cm">
          <text:p/>
        </draw:line>
        <draw:line draw:style-name="gr2" draw:text-style-name="P2" draw:layer="layout" svg:x1="-12.081cm" svg:y1="31.226cm" svg:x2="-12.081cm" svg:y2="31.861cm">
          <text:p/>
        </draw:line>
        <draw:line draw:style-name="gr2" draw:text-style-name="P2" draw:layer="layout" svg:x1="-11.954cm" svg:y1="33.893cm" svg:x2="-11.954cm" svg:y2="34.274cm">
          <text:p/>
        </draw:line>
        <draw:line draw:style-name="gr2" draw:text-style-name="P2" draw:layer="layout" svg:x1="-11.446cm" svg:y1="35.925cm" svg:x2="-12.081cm" svg:y2="36.814cm">
          <text:p/>
        </draw:line>
        <draw:line draw:style-name="gr2" draw:text-style-name="P2" draw:layer="layout" svg:x1="-11.319cm" svg:y1="38.592cm" svg:x2="-12.208cm" svg:y2="39.22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21T11:13:40.033000000</meta:creation-date>
    <dc:date>2020-01-21T16:07:19.242000000</dc:date>
    <meta:editing-duration>PT5M59S</meta:editing-duration>
    <meta:editing-cycles>1</meta:editing-cycles>
    <meta:document-statistic meta:object-count="267"/>
    <meta:generator>LibreOffice/6.2.0.3$Windows_X86_64 LibreOffice_project/98c6a8a1c6c7b144ce3cc729e34964b47ce25d62</meta:generator>
  </office:meta>
</office:document-meta>
</file>